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188cm" fo:min-width="0.847cm" fo:padding-top="0.151cm" fo:padding-bottom="0.151cm" fo:padding-left="0.276cm" fo:padding-right="0.276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136cm" fo:min-width="0.795cm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905cm" svg:height="2.032cm" svg:x="4.556cm" svg:y="4.683cm">
          <text:p text:style-name="P1">x_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6.461cm" svg:y1="5.699cm" svg:x2="8.493cm" svg:y2="5.699cm">
          <text:p/>
        </draw:line>
        <draw:line draw:style-name="gr2" draw:text-style-name="P3" draw:layer="layout" svg:x1="10.398cm" svg:y1="5.699cm" svg:x2="12.303cm" svg:y2="5.699cm">
          <text:p/>
        </draw:line>
        <draw:line draw:style-name="gr2" draw:text-style-name="P3" draw:layer="layout" svg:x1="13.954cm" svg:y1="5.699cm" svg:x2="15.478cm" svg:y2="5.699cm">
          <text:p/>
        </draw:line>
        <draw:frame draw:style-name="gr3" draw:text-style-name="P4" draw:layer="layout" svg:width="1.035cm" svg:height="0.962cm" svg:x="12.557cm" svg:y="5.318cm">
          <draw:text-box>
            <text:p>...</text:p>
          </draw:text-box>
        </draw:frame>
        <draw:line draw:style-name="gr4" draw:text-style-name="P3" draw:layer="layout" svg:x1="5.572cm" svg:y1="6.715cm" svg:x2="5.572cm" svg:y2="9.255cm">
          <text:p/>
        </draw:line>
        <draw:custom-shape draw:style-name="gr1" draw:text-style-name="P2" draw:layer="layout" svg:width="1.905cm" svg:height="2.032cm" svg:x="4.556cm" svg:y="9.184cm">
          <text:p text:style-name="P1">Y_1<text:tab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905cm" svg:height="2.032cm" svg:x="8.456cm" svg:y="4.684cm">
          <text:p text:style-name="P1">x_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9.472cm" svg:y1="6.716cm" svg:x2="9.472cm" svg:y2="9.256cm">
          <text:p/>
        </draw:line>
        <draw:custom-shape draw:style-name="gr5" draw:text-style-name="P2" draw:layer="layout" svg:width="1.905cm" svg:height="2.032cm" svg:x="8.456cm" svg:y="9.185cm">
          <text:p text:style-name="P1">Y_2<text:tab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905cm" svg:height="2.032cm" svg:x="15.456cm" svg:y="4.685cm">
          <text:p text:style-name="P1">x_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6.472cm" svg:y1="6.717cm" svg:x2="16.472cm" svg:y2="9.257cm">
          <text:p/>
        </draw:line>
        <draw:custom-shape draw:style-name="gr5" draw:text-style-name="P2" draw:layer="layout" svg:width="1.905cm" svg:height="2.032cm" svg:x="15.456cm" svg:y="9.186cm">
          <text:p text:style-name="P1">Y_n<text:tab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1.824cm" svg:height="0.962cm" svg:x="5.653cm" svg:y="7.277cm">
          <draw:text-box>
            <text:p>H(1)</text:p>
          </draw:text-box>
        </draw:frame>
        <draw:frame draw:style-name="gr7" draw:text-style-name="P4" draw:layer="layout" svg:width="2.229cm" svg:height="0.962cm" svg:x="6.342cm" svg:y="4.683cm">
          <draw:text-box>
            <text:p>A(1,2)</text:p>
          </draw:text-box>
        </draw:frame>
        <draw:frame draw:style-name="gr7" draw:text-style-name="P4" draw:layer="layout" svg:width="2.229cm" svg:height="0.962cm" svg:x="10.143cm" svg:y="4.683cm">
          <draw:text-box>
            <text:p>A(2,3)</text:p>
          </draw:text-box>
        </draw:frame>
        <draw:frame draw:style-name="gr8" draw:text-style-name="P4" draw:layer="layout" svg:width="2.861cm" svg:height="1.016cm" svg:x="12.911cm" svg:y="4.683cm">
          <draw:text-box>
            <text:p>A(n-1,n)</text:p>
          </draw:text-box>
        </draw:frame>
        <draw:frame draw:style-name="gr6" draw:text-style-name="P4" draw:layer="layout" svg:width="1.824cm" svg:height="0.962cm" svg:x="9.453cm" svg:y="7.277cm">
          <draw:text-box>
            <text:p>H(2)</text:p>
          </draw:text-box>
        </draw:frame>
        <draw:frame draw:style-name="gr6" draw:text-style-name="P4" draw:layer="layout" svg:width="1.824cm" svg:height="0.962cm" svg:x="16.453cm" svg:y="7.277cm">
          <draw:text-box>
            <text:p>H(n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7T13:59:30.965486417</meta:creation-date>
    <dc:date>2017-10-27T14:08:35.702702389</dc:date>
    <meta:editing-duration>PT9M5S</meta:editing-duration>
    <meta:editing-cycles>1</meta:editing-cycles>
    <meta:generator>LibreOffice/5.1.6.2$Linux_X86_64 LibreOffice_project/10m0$Build-2</meta:generator>
    <meta:document-statistic meta:object-count="19"/>
  </office:meta>
</office:document-meta>
</file>